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style>
    <style:style style:name="P4" style:family="paragraph" style:parent-style-name="Standard">
      <style:paragraph-properties fo:margin-top="0in" fo:margin-bottom="0in" fo:line-height="100%"/>
      <style:text-properties style:font-name="Georgia" fo:font-size="10.5pt" style:font-size-asian="10.5pt"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6" style:family="paragraph" style:parent-style-name="No_20_Spacing">
      <style:paragraph-properties fo:margin-top="0in" fo:margin-bottom="0in" fo:line-height="100%"/>
      <style:text-properties style:font-name="Georgia" fo:font-size="10.5pt" style:font-size-asian="10.5pt" style:font-name-complex="Times New Roman1" style:font-size-complex="10.5pt"/>
    </style:style>
    <style:style style:name="P7"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9"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style:font-size-asian="10.5pt" style:font-size-complex="10.5pt"/>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style:font-name="Georgia" fo:font-size="10.5pt" fo:font-weight="bold" style:font-size-asian="10.5pt" style:font-weight-asian="bold" style:font-name-complex="Times New Roman1" style:font-size-complex="10.5pt"/>
    </style:style>
    <style:style style:name="T8" style:family="text">
      <style:text-properties style:font-name="Georgia" fo:language="en" fo:country="US"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0" style:family="text">
      <style:text-properties fo:language="none" fo:country="none" style:font-name-asian="Georgia" style:language-asian="none" style:country-asian="none" style:font-name-complex="Georgia" style:language-complex="none" style:country-complex="none"/>
    </style:style>
    <style:style style:name="T11"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2"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3"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listing in Gods' Work</text:p>
      <text:p text:style-name="P6"/>
      <text:p text:style-name="P7"><text:span text:style-name="T1">Read:</text:span><text:span text:style-name="T3"> Judges 7: 7-21; Acts 3:1-16;</text:span></text:p>
      <text:p text:style-name="P8"/>
      <text:p text:style-name="P3"><text:span text:style-name="T7">Text:</text:span><text:span text:style-name="T12"> </text:span><text:span text:style-name="T13">Acts 3:12 “...why look ye so earnestly on us, as though by our own power or holiness we had made this man to walk?</text:span></text:p>
      <text:p text:style-name="P2"/>
      <text:p text:style-name="P2"><text:span text:style-name="T2">Sing:</text:span> When we all work together how happy we'll be...</text:p>
      <text:p text:style-name="P2"/>
      <text:h text:style-name="P1" text:outline-level="3"><text:span text:style-name="T1">Introduction:</text:span><text:span text:style-name="T3"> </text:span>Gideon was afraid. He was afraid of the Midianites, he was afraid of starving, he was afraid that God had forsaken His people. When you read the entire story you can easily see that Gideon viewed himself, not as a conqueror but as a survivor. He was wishing for God to raise up someone to help, but he was not hopeful.</text:h>
      <text:p text:style-name="P4"><text:s text:c="2"/>Israel had a history of defeating the Midianites then co-existing with the survivors until Midian was strong again. The Midianites would raise up and conquer Israel and the cycle would repeat itself.</text:p>
      <text:p text:style-name="P4"><text:s text:c="2"/>Let me stop here a minute and say that this is not a problem unique to the Israelites. You and I must not co-exist with sin or sinful behavior. If we do then it will drag us back into its clutches again and again. When the COI went into the promised land they were told to utterly destroy all of the people. They failed to do this because they thought that they were being kind &amp; humanitarian however they were being disobedient &amp; the result was bondage and oppression.</text:p>
      <text:p text:style-name="P4"/>
      <text:p text:style-name="P4"><text:span text:style-name="T2">The Call:</text:span> Gideon is hiding when the angel of the Lord finds him. He addresses this cowardly man as a man of valor. Surely the angel was not blind so he could see this man hiding in a wine press while threshing wheat. So why do you think that he addresses him as a man of valor? Perhaps it is because the angel of the Lord saw what God was going to do inside of this life. When Gideon looked in the mirror he did not see valor but God sees beyond the mirror and He saw the future Gideon. </text:p>
      <text:p text:style-name="P4"><text:s text:c="2"/>Gideon puts out a call for an army and 32,000 men respond. It is a good response for a fearful people but the Midianites have an army of over 70,000. In order to be successful each soldier will have to defeat at least 2 enemy soldiers. Not a sure thing for a bunch of untrained farmers. God won't allow any glory to Gideon so he pares the army down to 300. 300 vs 70,000; and Gideon does a strange thing.</text:p>
      <text:p text:style-name="P4"/>
      <text:p text:style-name="P4"><text:span text:style-name="T2">The Strange Thing:</text:span> God sends Gideon and his servant down close to the enemy's position where they overhear an enemy soldier tell about an odd dream he had. His companion interprets the dream like this: “ <text:span text:style-name="T10">This </text:span><text:span text:style-name="T9">is</text:span><text:span text:style-name="T10"> nothing else save the sword of Gideon the son of Joash, a man of Israel: </text:span><text:span text:style-name="T9">for</text:span><text:span text:style-name="T10"> into his hand hath God delivered Midian, and all the host.”</text:span></text:p>
      <text:p text:style-name="P11"><text:span text:style-name="T5">A Courageous </text:span><text:span text:style-name="T8">Alliance</text:span><text:span text:style-name="T5">:</text:span><text:span text:style-name="T4"> When Gideon hears this enemy soldier he is filled with the confidence that changes him from a cowardly hider into Gods' Man of Valor. He is transformed from one who works for God into one who works alongside of God. It is reflected in the statement that he orders the 300 soldiers to call out when the pitchers are broken and the light streams into the darkness of the Midianite army. Gideon allays him-self with God and this is what he instructs the army to call out: “</text:span><text:span text:style-name="T6">The sword of the LORD, and of Gideon</text:span><text:span text:style-name="T4">.” Gideon placed his own name on God's plan. This reveals that Gideon was willing to take ownership and <text:s/>risk his reputation if the plan failed to work. </text:span></text:p>
      <text:p text:style-name="P9"><text:span text:style-name="T4"><text:s text:c="2"/>If you desire to be a person of valor then enlist in the work of God.</text:span></text:p>
      <text:p text:style-name="P10"><text:span text:style-name="T4"/></text:p>
      <text:p text:style-name="P4"><text:span text:style-name="T2">Peter &amp; John:</text:span> were on their way to pray when they were interrupted by a pan handler. All he wanted was a quarter and he would have got it if he had asked an ordinary citizen. When he chose to ask Peter and John He got the surprise of his life. Peter first commanded him to “Look on us...”</text:p>
      <text:p text:style-name="P4">He looked expecting to receive a cash donation. But Peters' next words dashed that hope: “<text:span text:style-name="T10">Silver and gold have I none...” What good can you be to a beggar if you don't have any money? What can Peter give if he is broke? No one said that he is broke...he just doesn't have any money. He goes on to say: “...such as I have give I thee: In the name of Jesus Christ of Nazareth rise up and walk.”</text:span></text:p>
      <text:p text:style-name="P4"><text:span text:style-name="T10"><text:s text:c="2"/>What did Peter have? He had a close walk with God and therefore was willing to tie his name and reputation to the name and reputation of Jesus. </text:span></text:p>
      <text:p text:style-name="P4"><text:span text:style-name="T10"/></text:p>
      <text:p text:style-name="P4"><text:span text:style-name="T11">Conclude:</text:span><text:span text:style-name="T10"> How does this affect you and I? We are not called to do work for God but we are enlisted to work along with God. As we spend time in His presence we are able to hear His heart and we utilize His name and authority to do His work along side of Him. In John 14:14 we read that if we ask anything in His name he will do it. Does this work? How should we apply it to our daily life? (Illustrate with company credit card).</text:span></text:p>
      <text:p text:style-name="P4"><text:span text:style-name="T10"><text:s text:c="2"/></text:span></text:p>
      <text:p text:style-name="P4"><text:span text:style-name="T10"/></text:p>
      <text:p text:style-name="P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9-02-02T20:24:21.91</dc:date>
    <meta:editing-duration>P7DT1H14M18S</meta:editing-duration>
    <meta:generator>OpenOffice/4.1.3$Win32 OpenOffice.org_project/413m1$Build-9783</meta:generator>
    <meta:document-statistic meta:table-count="0" meta:image-count="0" meta:object-count="0" meta:page-count="1" meta:paragraph-count="17" meta:word-count="869" meta:character-count="44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